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>sudo apt-get install ns2</text:p>
      <text:p text:style-name="Standard"/>
      <text:p text:style-name="Standard">sudo apt-get remove nam</text:p>
      <text:p text:style-name="Standard"/>
      <text:p text:style-name="Standard">sudo dpkg --install nam_1.15-4_amd64.deb</text:p>
      <text:p text:style-name="Standard"/>
      <text:p text:style-name="Standard">nam</text:p>
      <text:p text:style-name="Standard"/>
      <text:p text:style-name="Standard">java -jar NSG2.1.jar</text:p>
      <text:p text:style-name="Standard"/>
      <text:p text:style-name="Standard">ns out.tcl</text:p>
      <text:p text:style-name="Standard"/>
      <text:p text:style-name="P1"/>
      <text:p text:style-name="P1">JAVA</text:p>
      <text:p text:style-name="P1"/>
      <text:p text:style-name="P2">sudo apt-get install default-jre</text:p>
      <text:p text:style-name="P2"/>
      <text:p text:style-name="P2">sudo apt-get gcj-4.8-jre-headless</text:p>
      <text:p text:style-name="P2"/>
      <text:p text:style-name="P1"/>
      <text:p text:style-name="P1">Netbens</text:p>
      <text:p text:style-name="P1"/>
      <text:p text:style-name="P2">sh jdk-8u111-nb-8_2-linux-i586.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fals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" style:font-family-asian="'Droid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04T14:34:56</meta:creation-date>
    <dc:language>en-IN</dc:language>
    <meta:editing-cycles>1</meta:editing-cycles>
    <meta:editing-duration>PT36S</meta:editing-duration>
    <meta:generator>LibreOffice/6.4.7.2$Linux_X86_64 LibreOffice_project/40$Build-2</meta:generator>
    <dc:date>2021-09-21T15:54:31.356438092</dc:date>
    <meta:document-statistic meta:table-count="0" meta:image-count="0" meta:object-count="0" meta:page-count="1" meta:paragraph-count="11" meta:word-count="30" meta:character-count="229" meta:non-whitespace-character-count="211"/>
  </office:meta>
</office:document-meta>
</file>